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47000001A68CDB9618.eps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3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/>
    </style:style>
    <style:style style:name="P2" style:family="paragraph" style:parent-style-name="Standard">
      <style:text-properties style:font-name="Times New Roman1" fo:language="fi" fo:country="FI" style:font-name-asian="Times New Roman1" style:language-asian="fi" style:country-asian="FI" style:font-name-complex="Times New Roman1" style:language-complex="fi" style:country-complex="FI"/>
    </style:style>
    <style:style style:name="P3" style:family="paragraph" style:parent-style-name="Standard">
      <style:paragraph-properties fo:text-align="center" style:justify-single-word="false"/>
      <style:text-properties style:font-name="Times New Roman1" fo:language="fi" fo:country="FI" style:font-name-asian="Times New Roman1" style:language-asian="fi" style:country-asian="FI" style:font-name-complex="Times New Roman1" style:language-complex="fi" style:country-complex="FI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22pt" fo:language="fi" fo:country="FI" style:font-name-asian="Times New Roman1" style:font-size-asian="22pt" style:language-asian="fi" style:country-asian="FI" style:font-name-complex="Times New Roman1" style:font-size-complex="22pt" style:language-complex="fi" style:country-complex="FI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fo:language="fi" fo:country="FI" style:font-name-asian="Times New Roman1" style:font-size-asian="14pt" style:language-asian="fi" style:country-asian="FI" style:font-name-complex="Times New Roman1" style:font-size-complex="14pt" style:language-complex="fi" style:country-complex="FI"/>
    </style:style>
    <style:style style:name="P6" style:family="paragraph" style:parent-style-name="Standard" style:list-style-name="L1">
      <style:text-properties style:font-name="Times New Roman1" fo:language="fi" fo:country="FI" style:font-name-asian="Times New Roman1" style:language-asian="fi" style:country-asian="FI" style:font-name-complex="Times New Roman1" style:language-complex="fi" style:country-complex="FI"/>
    </style:style>
    <style:style style:name="P7" style:family="paragraph" style:parent-style-name="Standard" style:list-style-name="L2">
      <style:text-properties style:font-name="Times New Roman1" fo:language="fi" fo:country="FI" style:font-name-asian="Times New Roman1" style:language-asian="fi" style:country-asian="FI" style:font-name-complex="Times New Roman1" style:language-complex="fi" style:country-complex="FI"/>
    </style:style>
    <style:style style:name="P8" style:family="paragraph" style:parent-style-name="Standard" style:list-style-name="L3">
      <style:text-properties style:font-name="Times New Roman1" fo:language="fi" fo:country="FI" style:font-name-asian="Times New Roman1" style:language-asian="fi" style:country-asian="FI" style:font-name-complex="Times New Roman1" style:language-complex="fi" style:country-complex="FI"/>
    </style:style>
    <style:style style:name="P9" style:family="paragraph" style:parent-style-name="Standard" style:list-style-name="L3">
      <style:text-properties style:font-name="Times New Roman1" fo:language="fi" fo:country="FI" officeooo:paragraph-rsid="001aea7e" style:font-name-asian="Times New Roman1" style:language-asian="fi" style:country-asian="FI" style:font-name-complex="Times New Roman1" style:language-complex="fi" style:country-complex="FI"/>
    </style:style>
    <style:style style:name="P10" style:family="paragraph" style:parent-style-name="Standard" style:list-style-name="L4">
      <style:text-properties style:font-name="Times New Roman1" fo:language="fi" fo:country="FI" style:font-name-asian="Times New Roman1" style:language-asian="fi" style:country-asian="FI" style:font-name-complex="Times New Roman1" style:language-complex="fi" style:country-complex="FI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1" fo:language="fi" fo:country="FI" style:font-name-asian="Times New Roman1" style:language-asian="fi" style:country-asian="FI" style:font-name-complex="Times New Roman1" style:language-complex="fi" style:country-complex="FI"/>
    </style:style>
    <style:style style:name="P12" style:family="paragraph" style:parent-style-name="Text_20_body">
      <style:text-properties officeooo:paragraph-rsid="001902da"/>
    </style:style>
    <style:style style:name="P13" style:family="paragraph" style:parent-style-name="Text_20_body">
      <style:text-properties officeooo:paragraph-rsid="001b5f6d"/>
    </style:style>
    <style:style style:name="P14" style:family="paragraph" style:parent-style-name="Text_20_body" style:list-style-name="L5">
      <style:text-properties officeooo:paragraph-rsid="001b5f6d"/>
    </style:style>
    <style:style style:name="P15" style:family="paragraph" style:parent-style-name="Text_20_body" style:list-style-name="L5">
      <style:text-properties officeooo:paragraph-rsid="001c23e2"/>
    </style:style>
    <style:style style:name="P16" style:family="paragraph" style:parent-style-name="Text_20_body" style:list-style-name="L5">
      <style:text-properties officeooo:paragraph-rsid="001c54aa"/>
    </style:style>
    <style:style style:name="P17" style:family="paragraph" style:parent-style-name="Text_20_body" style:list-style-name="L5">
      <style:text-properties officeooo:paragraph-rsid="001dbc8c"/>
    </style:style>
    <style:style style:name="P18" style:family="paragraph" style:parent-style-name="Heading_20_1">
      <style:text-properties officeooo:paragraph-rsid="001902da"/>
    </style:style>
    <style:style style:name="P19" style:family="paragraph" style:parent-style-name="Heading_20_1">
      <style:text-properties officeooo:paragraph-rsid="001b5f6d"/>
    </style:style>
    <style:style style:name="P20" style:family="paragraph" style:parent-style-name="Heading_20_1">
      <style:paragraph-properties fo:break-before="page"/>
      <style:text-properties style:font-name="Times New Roman"/>
    </style:style>
    <style:style style:name="P21" style:family="paragraph" style:parent-style-name="Heading_20_2">
      <style:text-properties style:font-name="Times New Roman"/>
    </style:style>
    <style:style style:name="P22" style:family="paragraph" style:parent-style-name="Heading_20_2">
      <style:text-properties style:font-name="Times New Roman1" fo:language="fi" fo:country="FI" style:font-name-asian="Times New Roman1" style:language-asian="fi" style:country-asian="FI" style:font-name-complex="Times New Roman1" style:language-complex="fi" style:country-complex="FI"/>
    </style:style>
    <style:style style:name="T1" style:family="text">
      <style:text-properties officeooo:rsid="001902da"/>
    </style:style>
    <style:style style:name="T2" style:family="text">
      <style:text-properties officeooo:rsid="001aea7e"/>
    </style:style>
    <style:style style:name="T3" style:family="text">
      <style:text-properties officeooo:rsid="001b5f6d"/>
    </style:style>
    <style:style style:name="T4" style:family="text">
      <style:text-properties officeooo:rsid="001c23e2"/>
    </style:style>
    <style:style style:name="T5" style:family="text">
      <style:text-properties officeooo:rsid="001c54aa"/>
    </style:style>
    <style:style style:name="T6" style:family="text">
      <style:text-properties officeooo:rsid="001dbc8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Lentomatkustajan tax-free -ostoskassi</text:p>
      <text:p text:style-name="P5"><text:span text:style-name="T1">Toteutus</text:span>dokumentti</text:p>
      <text:p text:style-name="P5"/>
      <text:p text:style-name="P3">Timo Sinnemäki</text:p>
      <text:p text:style-name="P3">Tietokantasovellus, syksy 2010</text:p>
      <text:p text:style-name="P3"><text:span text:style-name="T1">23</text:span>.9.2010</text:p>
      <text:p text:style-name="P3"/>
      <text:h text:style-name="P20" text:outline-level="1"><text:span text:style-name="T1">1.</text:span>1. Johdanto</text:h>
      <text:h text:style-name="P21" text:outline-level="2">1.1.<text:span text:style-name="T1">1.</text:span> Yleiskuvaus</text:h>
      <text:p text:style-name="P1">Harjoitustyössä toteutetaan ohjelma, jonka avulla lentomatkustaja voi tilata varaamalleen paikalle tax-free -tuotteita sekä esittää lentoa koskevia erityistoiveita esimerkiksi lennolla tarjottavista aterioista. Ohjelma tuottaa matkustajalle tilausten pohjalta toimitusasiakirjan ja laskun.</text:p>
      <text:p text:style-name="P2"/>
      <text:p text:style-name="P2">Palvelun tarjoajan käyttöön ohjelmaan kuuluu välineet tuotteiden ryhmittelyyn sekä niiden tarjontatietojen ja esittelymateriaalien ylläpitoon.</text:p>
      <text:p text:style-name="P2"/>
      <text:h text:style-name="Heading_20_2" text:outline-level="2">1.<text:span text:style-name="T1">1.</text:span>2. Toteutusympäristö</text:h>
      <text:list xml:id="list1991888511" text:style-name="L1">
        <text:list-item>
          <text:p text:style-name="P6">Tekstieditori: vim 7.2</text:p>
        </text:list-item>
        <text:list-item>
          <text:p text:style-name="P6">Versionhallinta: git 1.6</text:p>
        </text:list-item>
        <text:list-item>
          <text:p text:style-name="P6">Http-palvelin: apache 2.2</text:p>
        </text:list-item>
        <text:list-item>
          <text:p text:style-name="P6">Ohjelmointikieli: php 5.2</text:p>
        </text:list-item>
        <text:list-item>
          <text:p text:style-name="P6">Tietokantajärjestelmä: postgresql 8.4</text:p>
        </text:list-item>
      </text:list>
      <text:h text:style-name="Heading_20_2" text:outline-level="2">1.<text:span text:style-name="T1">1.</text:span>3. Toimintaympäristö</text:h>
      <text:list xml:id="list2122000776" text:style-name="L2">
        <text:list-item>
          <text:p text:style-name="P7">Http-palvelin: apache 2.2</text:p>
        </text:list-item>
        <text:list-item>
          <text:p text:style-name="P7">Ohjelmointikieli: php 5.2</text:p>
        </text:list-item>
        <text:list-item>
          <text:p text:style-name="P7">Tietokantajärjestelmä: postgresql 8.4</text:p>
          <text:p text:style-name="P7"/>
        </text:list-item>
      </text:list>
      <text:h text:style-name="Heading_20_1" text:outline-level="1"><text:span text:style-name="T1">1.</text:span>2. Toiminnot</text:h>
      <text:h text:style-name="P22" text:outline-level="2"><text:span text:style-name="T1">1.</text:span>2.1. Asiakkaan toiminnot</text:h>
      <text:list xml:id="list108470063" text:style-name="L3">
        <text:list-item>
          <text:p text:style-name="P8">Kirjautuminen</text:p>
        </text:list-item>
        <text:list-item>
          <text:p text:style-name="P8">Lentojen selaus ja valinta</text:p>
        </text:list-item>
        <text:list-item>
          <text:p text:style-name="P8">Tuotetilaukset</text:p>
          <text:list>
            <text:list-item>
              <text:p text:style-name="P8">Lisääminen</text:p>
            </text:list-item>
            <text:list-item>
              <text:p text:style-name="P8">Muokkaaminen</text:p>
            </text:list-item>
            <text:list-item>
              <text:p text:style-name="P9"><text:span text:style-name="T2">Poistaminen</text:span></text:p>
            </text:list-item>
          </text:list>
        </text:list-item>
      </text:list>
      <text:p text:style-name="P11"/>
      <text:h text:style-name="Heading_20_2" text:outline-level="2"><text:span text:style-name="T1">1.</text:span>2.2. Palveluntarjoajan toiminnot</text:h>
      <text:list xml:id="list961762778" text:style-name="L4">
        <text:list-item>
          <text:p text:style-name="P10">Kirjautuminen</text:p>
        </text:list-item>
        <text:list-item>
          <text:p text:style-name="P10">Tarjontatiedot</text:p>
          <text:list>
            <text:list-item>
              <text:p text:style-name="P10">Lisääminen</text:p>
            </text:list-item>
            <text:list-item>
              <text:p text:style-name="P10">Muokkaaminen</text:p>
              <text:list>
                <text:list-item>
                  <text:p text:style-name="P10">Hinnan muokkaus</text:p>
                </text:list-item>
                <text:list-item>
                  <text:p text:style-name="P10">Esittelymateriaalin muokkaus</text:p>
                </text:list-item>
              </text:list>
            </text:list-item>
            <text:list-item>
              <text:p text:style-name="P10">Poistaminen</text:p>
            </text:list-item>
          </text:list>
        </text:list-item>
      </text:list>
      <text:h text:style-name="P18" text:outline-level="1"><text:soft-page-break/><text:span text:style-name="T1">2. Ohjelmiston yleisrakenne</text:span></text:h>
      <text:p text:style-name="P12"><text:span text:style-name="T1"/></text:p>
      <text:p text:style-name="P12"><draw:frame draw:style-name="fr1" draw:name="graphics1" text:anchor-type="paragraph" svg:width="6.9252in" svg:height="5.0126in" draw:z-index="0"><draw:image xlink:href="Pictures/2000000200000247000001A68CDB9618.eps" xlink:type="simple" xlink:show="embed" xlink:actuate="onLoad"/></draw:frame><text:span text:style-name="T1"/></text:p>
      <text:h text:style-name="P19" text:outline-level="1"><text:span text:style-name="T3">3. Järjestelmän komponentit</text:span></text:h>
      <text:list xml:id="list1559495858" text:style-name="L5">
        <text:list-item>
          <text:p text:style-name="P14"><text:span text:style-name="T3">index.php</text:span></text:p>
          <text:list>
            <text:list-item>
              <text:p text:style-name="P14"><text:span text:style-name="T3">Järjestelmän ulkokerros, josta kutsutaan Controller-luokan kautta järjestelmän varsinaiset toiminnot.</text:span></text:p>
            </text:list-item>
          </text:list>
        </text:list-item>
        <text:list-item>
          <text:p text:style-name="P16"><text:span text:style-name="T5">session.php</text:span></text:p>
          <text:list>
            <text:list-item>
              <text:p text:style-name="P16"><text:span text:style-name="T5">Täällä alustetaan käyttäjän istunto.</text:span></text:p>
            </text:list-item>
          </text:list>
        </text:list-item>
        <text:list-item>
          <text:p text:style-name="P14"><text:span text:style-name="T3">Controller.php</text:span></text:p>
          <text:list>
            <text:list-item>
              <text:p text:style-name="P14"><text:span text:style-name="T3">Controller-luokassa luetaan käyttäjän lähettämät syötteet, kutsutaan niiden pohjalta Model-luokan toimintoja, sekä valitaan mikä näyttö käyttäjälle tulostetaan (LennotView yms.). Controller myös kertoo View-luokille, miten niihin sisällytettävät URL:it muodostetaan.</text:span></text:p>
            </text:list-item>
          </text:list>
        </text:list-item>
        <text:list-item>
          <text:p text:style-name="P14"><text:span text:style-name="T3">Model.php</text:span></text:p>
          <text:list>
            <text:list-item>
              <text:p text:style-name="P14"><text:span text:style-name="T3">Model-luok</text:span><text:span text:style-name="T4">ka tarjoaa tietokannan käsittelytoiminnot sekä sisään- ja uloskirjautumisen yhteydessä suoritettavat istunnon muutokset.</text:span></text:p>
            </text:list-item>
          </text:list>
        </text:list-item>
      </text:list>
      <text:p text:style-name="P13"><text:soft-page-break/><text:span text:style-name="T4"/></text:p>
      <text:p text:style-name="P13"><text:span text:style-name="T4"/></text:p>
      <text:list xml:id="list1814500677" text:continue-numbering="true" text:style-name="L5">
        <text:list-item>
          <text:p text:style-name="P15"><text:span text:style-name="T4">View.php</text:span></text:p>
          <text:list>
            <text:list-item>
              <text:p text:style-name="P15"><text:span text:style-name="T4">View-luokka tarjoaa käyttäjälle tulostettaville erilaisille näytöille yhteiset ominaisuudet: valikon sekä html-sivun alustuksen ja lopetuksen.</text:span></text:p>
            </text:list-item>
          </text:list>
        </text:list-item>
        <text:list-item>
          <text:p text:style-name="P15"><text:span text:style-name="T4">AsiakasKirjautumisView.php, LennotView.php, TilauksetView.php...</text:span></text:p>
          <text:list>
            <text:list-item>
              <text:p text:style-name="P15"><text:span text:style-name="T4">Nämä eri View-luokat </text:span><text:span text:style-name="T5">tuottavat</text:span><text:span text:style-name="T4"> </text:span><text:span text:style-name="T6">kukin omansa tyyppisen näytön (ts. html-sivun)</text:span><text:span text:style-name="T4">.</text:span></text:p>
            </text:list-item>
          </text:list>
        </text:list-item>
        <text:list-item>
          <text:p text:style-name="P17"><text:span text:style-name="T6">Etusivu, Kirjautuminen, Lentojen listaus...</text:span></text:p>
          <text:list>
            <text:list-item>
              <text:p text:style-name="P17"><text:span text:style-name="T6">Nämä ovat yllämainittujen View-luokkien tuottamat html-sivut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3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2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3" fo:font-size="13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4T15:35:13</meta:creation-date>
    <dc:date>2010-10-23T06:12:28</dc:date>
    <meta:editing-duration>PT02H59M15S</meta:editing-duration>
    <meta:editing-cycles>3</meta:editing-cycles>
    <meta:generator>OpenOffice.org/3.2$Linux OpenOffice.org_project/320m19$Build-9505</meta:generator>
    <dc:creator>Timo Sinnemäki</dc:creator>
    <meta:document-statistic meta:table-count="0" meta:image-count="1" meta:object-count="0" meta:page-count="4" meta:paragraph-count="51" meta:word-count="246" meta:character-count="2162"/>
    <meta:user-defined meta:name="Info 1"/>
    <meta:user-defined meta:name="Info 2"/>
    <meta:user-defined meta:name="Info 3"/>
    <meta:user-defined meta:name="Info 4"/>
  </office:meta>
</office:document-meta>
</file>